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entroid</text:p>
          </table:table-cell>
          <table:table-cell table:formula="of:=4/48" office:value-type="float" office:value="0.0833333333333333" calcext:value-type="float">
            <text:p>0.0833333333</text:p>
          </table:table-cell>
          <table:table-cell table:formula="of:=18/44" office:value-type="float" office:value="0.409090909090909" calcext:value-type="float">
            <text:p>0.4090909091</text:p>
          </table:table-cell>
          <table:table-cell table:formula="of:=40/52" office:value-type="float" office:value="0.769230769230769" calcext:value-type="float">
            <text:p>0.7692307692</text:p>
          </table:table-cell>
        </table:table-row>
        <table:table-row table:style-name="ro1">
          <table:table-cell office:value-type="string" calcext:value-type="string">
            <text:p>single </text:p>
          </table:table-cell>
          <table:table-cell table:formula="of:=46/48" office:value-type="float" office:value="0.958333333333333" calcext:value-type="float">
            <text:p>0.9583333333</text:p>
          </table:table-cell>
          <table:table-cell table:formula="of:=40/44" office:value-type="float" office:value="0.909090909090909" calcext:value-type="float">
            <text:p>0.9090909091</text:p>
          </table:table-cell>
          <table:table-cell table:formula="of:=46/52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44/48" office:value-type="float" office:value="0.916666666666667" calcext:value-type="float">
            <text:p>0.9166666667</text:p>
          </table:table-cell>
          <table:table-cell table:formula="of:=42/44" office:value-type="float" office:value="0.954545454545455" calcext:value-type="float">
            <text:p>0.9545454545</text:p>
          </table:table-cell>
          <table:table-cell table:formula="of:=52/5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table:formula="of:=6/48" office:value-type="float" office:value="0.125" calcext:value-type="float">
            <text:p>0.125</text:p>
          </table:table-cell>
          <table:table-cell table:formula="of:=8/44" office:value-type="float" office:value="0.181818181818182" calcext:value-type="float">
            <text:p>0.1818181818</text:p>
          </table:table-cell>
          <table:table-cell table:formula="of:=24/52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string" calcext:value-type="string">
            <text:p>mafft</text:p>
          </table:table-cell>
          <table:table-cell table:formula="of:=12/48" office:value-type="float" office:value="0.25" calcext:value-type="float">
            <text:p>0.25</text:p>
          </table:table-cell>
          <table:table-cell table:formula="of:=14/44" office:value-type="float" office:value="0.318181818181818" calcext:value-type="float">
            <text:p>0.3181818182</text:p>
          </table:table-cell>
          <table:table-cell table:formula="of:=48/52" office:value-type="float" office:value="0.923076923076923" calcext:value-type="float">
            <text:p>0.9230769231</text:p>
          </table:table-cell>
        </table:table-row>
        <table:table-row table:style-name="ro1">
          <table:table-cell/>
          <table:table-cell office:value-type="string" calcext:value-type="string">
            <text:p>KCNA</text:p>
          </table:table-cell>
          <table:table-cell office:value-type="string" calcext:value-type="string">
            <text:p>LRRD1</text:p>
          </table:table-cell>
          <table:table-cell office:value-type="string" calcext:value-type="string">
            <text:p>MYD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ff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KCNA</text:p>
          </table:table-cell>
          <table:table-cell office:value-type="string" calcext:value-type="string">
            <text:p>LRRD1</text:p>
          </table:table-cell>
          <table:table-cell office:value-type="string" calcext:value-type="string">
            <text:p>MYD88</text:p>
          </table:table-cell>
        </table:table-row>
        <table:table-row table:style-name="ro1">
          <table:table-cell/>
          <table:table-cell office:value-type="string" calcext:value-type="string">
            <text:p>40-60% id</text:p>
          </table:table-cell>
          <table:table-cell office:value-type="string" calcext:value-type="string">
            <text:p>30% id</text:p>
          </table:table-cell>
          <table:table-cell office:value-type="string" calcext:value-type="string">
            <text:p>60-90%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31:05.148614651</meta:creation-date>
    <dc:date>2017-11-27T15:45:17.492750617</dc:date>
    <meta:editing-duration>PT14M12S</meta:editing-duration>
    <meta:editing-cycles>2</meta:editing-cycles>
    <meta:generator>LibreOffice/5.1.6.2$Linux_X86_64 LibreOffice_project/10m0$Build-2</meta:generator>
    <meta:document-statistic meta:table-count="1" meta:cell-count="49" meta:object-count="0"/>
  </office:meta>
</office:document-meta>
</file>